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T1" style:family="text">
      <style:text-properties style:font-name="Lato" fo:font-size="12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evant Materials:<text:line-break/>OSPP textbook, chapter 9, sections 9.1-9.5<text:line-break/>chapter 9 slides</text:p>
      <text:p text:style-name="P1"><text:line-break/>1. Define the following terms:<text:line-break/>  - temporal locality<text:line-break/>  - spatial locality<text:line-break/>  - prefetch<text:line-break/>  - write-back<text:line-break/>  - working set</text:p>
      <text:p text:style-name="P1">2. Suppose an application is assigned four frames of physical memory (PFNs 1-4), and these page frames are initially empty. The application then references pages in the following sequence (using letters for VPN references in the manner of the textbook). Using the diagram format of the textbook, show how the system would fault pages into the four frames of physical memory using an ascending placement policy when empty page frames exist and then the FIFO replacement policy once there are no more empty page frames. (The textbook shows the VPN letter to designate a miss and shows a + to designate a hit.)</text:p>
      <text:p text:style-name="P2">  <text:span text:style-name="T1">VPN references: A C B D B A E F B F A G E F A</text:span></text:p>
      <text:p text:style-name="P1">3. Repeat but use the LRU replacement policy.</text:p>
      <text:p text:style-name="P1">4. Repeat but use the MIN replacement polic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0:28.647714725</meta:creation-date>
    <dc:date>2019-06-05T13:11:21.099131255</dc:date>
    <meta:editing-duration>PT53S</meta:editing-duration>
    <meta:editing-cycles>1</meta:editing-cycles>
    <meta:document-statistic meta:table-count="0" meta:image-count="0" meta:object-count="0" meta:page-count="1" meta:paragraph-count="6" meta:word-count="165" meta:character-count="941" meta:non-whitespace-character-count="769"/>
    <meta:generator>LibreOffice/6.0.7.3$Linux_X86_64 LibreOffice_project/00m0$Build-3</meta:generator>
  </office:meta>
</office:document-meta>
</file>